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TablePreview1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lvi Nastaleeq" svg:font-family="'Alvi Nastaleeq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loext:decorative="false"/>
    </style:style>
    <style:style style:name="co1" style:family="table-column">
      <style:table-column-properties style:column-width="71.338cm" style:use-optimal-column-width="false"/>
    </style:style>
    <style:style style:name="co2" style:family="table-column">
      <style:table-column-properties style:column-width="6.667cm" style:use-optimal-column-width="false"/>
    </style:style>
    <style:style style:name="co3" style:family="table-column">
      <style:table-column-properties style:column-width="115.886cm" style:use-optimal-column-width="false"/>
    </style:style>
    <style:style style:name="ro1" style:family="table-row">
      <style:table-row-properties style:row-height="19.091cm" style:use-optimal-row-height="false"/>
    </style:style>
    <style:style style:name="ro2" style:family="table-row">
      <style:table-row-properties style:row-height="47.426cm" style:use-optimal-row-height="false"/>
    </style:style>
    <style:style style:name="ce1" style:family="table-cell">
      <loext:graphic-properties draw:textarea-vertical-align="middle" style:writing-mode="rl-tb"/>
      <style:paragraph-properties fo:margin-left="1.5cm" fo:margin-right="1.5cm" fo:margin-top="1.5cm" fo:margin-bottom="1.5cm" fo:text-align="center" fo:text-indent="0cm" style:text-autospace="none" style:writing-mode="rl-tb"/>
      <style:text-properties style:font-name="Alvi Nastaleeq" fo:font-size="200pt" fo:font-weight="bold" style:font-name-asian="Liberation Sans1" style:font-size-asian="200pt" style:font-weight-asian="bold" style:font-name-complex="Alvi Nastaleeq" style:font-size-complex="200pt" style:font-weight-complex="bold"/>
    </style:style>
    <style:style style:name="ce2" style:family="table-cell">
      <loext:graphic-properties draw:textarea-vertical-align="middle"/>
      <style:paragraph-properties fo:margin-left="1.5cm" fo:margin-right="1.5cm" fo:margin-top="1.5cm" fo:margin-bottom="1.5cm" fo:text-align="center" fo:text-indent="0cm" style:text-autospace="none"/>
      <style:text-properties style:font-name="Tahoma" fo:font-size="180pt" fo:font-weight="bold" style:font-name-asian="Liberation Sans1" style:font-size-asian="180pt" style:font-weight-asian="bold" style:font-name-complex="Tahoma" style:font-size-complex="180pt" style:font-weight-complex="bold"/>
    </style:style>
    <style:style style:name="ce3" style:family="table-cell">
      <loext:graphic-properties draw:textarea-vertical-align="middle"/>
      <style:paragraph-properties fo:margin-left="1.5cm" fo:margin-right="1.5cm" fo:margin-top="1.5cm" fo:margin-bottom="1.5cm" fo:text-align="center" fo:text-indent="0cm" style:text-autospace="none"/>
      <style:text-properties style:font-name="Tahoma" fo:font-size="180pt" style:font-name-asian="Liberation Sans1" style:font-size-asian="180pt" style:font-name-complex="Tahoma" style:font-size-complex="180pt"/>
    </style:style>
    <style:style style:name="ce4" style:family="table-cell">
      <loext:graphic-properties draw:textarea-vertical-align="middle" style:writing-mode="rl-tb"/>
      <style:paragraph-properties fo:margin-left="1.5cm" fo:margin-right="1.5cm" fo:margin-top="1.5cm" fo:margin-bottom="1.5cm" fo:text-align="center" fo:text-indent="0cm" style:text-autospace="none" style:writing-mode="rl-tb"/>
      <style:text-properties style:font-name="Alvi Nastaleeq" fo:font-size="200pt" style:font-name-asian="Liberation Sans1" style:font-size-asian="200pt" style:font-name-complex="Alvi Nastaleeq" style:font-size-complex="200pt"/>
    </style:style>
    <style:style style:name="ce5" style:family="table-cell">
      <loext:graphic-properties draw:textarea-horizontal-align="right" draw:textarea-vertical-align="middle"/>
      <style:paragraph-properties fo:margin-left="1.5cm" fo:margin-right="1.5cm" fo:margin-top="1.5cm" fo:margin-bottom="1.5cm" fo:text-align="center" fo:text-indent="0cm" style:text-autospace="none"/>
      <style:text-properties style:font-name="Tahoma" fo:font-size="180pt" style:font-name-asian="Liberation Sans1" style:font-size-asian="180pt" style:font-name-complex="Tahoma" style:font-size-complex="180pt"/>
    </style:style>
    <style:style style:name="ce6" style:family="table-cell">
      <loext:graphic-properties draw:textarea-vertical-align="middle" style:writing-mode="rl-tb"/>
      <style:paragraph-properties fo:margin-left="1.5cm" fo:margin-right="1.5cm" fo:margin-top="1.5cm" fo:margin-bottom="1.5cm" fo:text-align="justify" fo:text-indent="0cm" style:text-autospace="none" style:writing-mode="rl-tb"/>
      <style:text-properties style:font-name="Alvi Nastaleeq" fo:font-size="200pt" style:font-name-asian="Liberation Sans1" style:font-size-asian="200pt" style:font-name-complex="Alvi Nastaleeq" style:font-size-complex="200pt"/>
    </style:style>
    <style:style style:name="P1" style:family="paragraph">
      <style:paragraph-properties fo:margin-left="1.5cm" fo:margin-right="1.5cm" fo:margin-top="1.5cm" fo:margin-bottom="1.5cm" fo:text-align="center" fo:text-indent="0cm" style:text-autospace="none" style:writing-mode="rl-tb"/>
      <style:text-properties style:font-name="Alvi Nastaleeq" fo:font-size="200pt" fo:font-weight="bold" style:font-name-asian="Liberation Sans1" style:font-size-asian="200pt" style:font-weight-asian="bold" style:font-name-complex="Alvi Nastaleeq" style:font-size-complex="200pt" style:font-weight-complex="bold"/>
    </style:style>
    <style:style style:name="P2" style:family="paragraph">
      <style:paragraph-properties fo:margin-left="1.5cm" fo:margin-right="1.5cm" fo:margin-top="1.5cm" fo:margin-bottom="1.5cm" fo:text-align="center" fo:text-indent="0cm" style:text-autospace="none"/>
      <style:text-properties style:font-name="Tahoma" fo:font-size="180pt" style:font-name-asian="Liberation Sans1" style:font-size-asian="180pt" style:font-name-complex="Tahoma" style:font-size-complex="180pt"/>
    </style:style>
    <style:style style:name="P3" style:family="paragraph">
      <style:paragraph-properties fo:margin-left="1.5cm" fo:margin-right="1.5cm" fo:margin-top="1.5cm" fo:margin-bottom="1.5cm" fo:text-align="center" fo:text-indent="0cm" style:text-autospace="none" style:writing-mode="rl-tb"/>
      <style:text-properties style:font-name="Alvi Nastaleeq" fo:font-size="200pt" style:font-name-asian="Liberation Sans1" style:font-size-asian="200pt" style:font-name-complex="Alvi Nastaleeq" style:font-size-complex="200pt"/>
    </style:style>
    <style:style style:name="P4" style:family="paragraph">
      <style:paragraph-properties fo:margin-left="1.5cm" fo:margin-right="1.5cm" fo:margin-top="1.5cm" fo:margin-bottom="1.5cm" fo:text-align="justify" fo:text-indent="0cm" style:text-autospace="none" style:writing-mode="rl-tb"/>
      <style:text-properties style:font-name="Alvi Nastaleeq" fo:font-size="200pt" style:font-name-asian="Liberation Sans1" style:font-size-asian="200pt" style:font-name-complex="Alvi Nastaleeq" style:font-size-complex="200pt"/>
    </style:style>
    <style:style style:name="T1" style:family="text">
      <style:text-properties style:font-name="Alvi Nastaleeq" fo:font-size="200pt" fo:font-weight="bold" style:font-name-asian="Liberation Sans1" style:font-size-asian="200pt" style:font-weight-asian="bold" style:font-name-complex="Alvi Nastaleeq" style:font-size-complex="200pt" style:font-weight-complex="bold"/>
    </style:style>
    <style:style style:name="T2" style:family="text">
      <style:text-properties style:font-name="Tahoma" fo:font-size="180pt" style:font-name-asian="Liberation Sans1" style:font-size-asian="180pt" style:font-name-complex="Tahoma" style:font-size-complex="180pt"/>
    </style:style>
    <style:style style:name="T3" style:family="text">
      <style:text-properties style:font-name="Alvi Nastaleeq" fo:font-size="200pt" style:font-name-asian="Liberation Sans1" style:font-size-asian="200pt" style:font-name-complex="Alvi Nastaleeq" style:font-size-complex="20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193.89cm" svg:height="322.737cm" svg:x="0cm" svg:y="0cm">
          <table:table table:template-name="black-gray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>
              <table:table-cell table:style-name="ce1">
                <text:p text:style-name="P1"><text:span text:style-name="T1">لا رہا ہوں میں لاشئہ اکبر</text:span><text:span text:style-name="T1"><text:line-break/></text:span><text:span text:style-name="T1">اُمِ لیلی سنبھال زینب کو</text:span></text:p>
              </table:table-cell>
              <table:table-cell table:style-name="ce2"/>
              <table:table-cell table:style-name="ce3">
                <text:p text:style-name="P2"><text:span text:style-name="T2">Laa raha hun main lasha e Akbar</text:span><text:span text:style-name="T2"><text:line-break/></text:span><text:span text:style-name="T2">Umme Laila sambhaal Zainab ko</text:span></text:p>
              </table:table-cell>
            </table:table-row>
            <table:table-row table:style-name="ro1">
              <table:table-cell table:style-name="ce4">
                <text:p text:style-name="P3"><text:span text:style-name="T3">بولے ہونگے حسین یہ روکر</text:span><text:span text:style-name="T3"><text:line-break/></text:span><text:span text:style-name="T3">اُمِ لیلی سنبھال زینب کو</text:span></text:p>
              </table:table-cell>
              <table:table-cell table:style-name="ce3"/>
              <table:table-cell table:style-name="ce5">
                <text:p text:style-name="P2"><text:span text:style-name="T2">Bolay honge Hussain ye rokar</text:span><text:span text:style-name="T2"><text:line-break/></text:span><text:span text:style-name="T2">Umme Laila sambhaal Zainab ko</text:span></text:p>
              </table:table-cell>
            </table:table-row>
            <table:table-row table:style-name="ro2" table:default-cell-style-name="ce3">
              <table:table-cell table:style-name="ce6">
                <text:p text:style-name="P4"><text:span text:style-name="T3">نوجواں لاش ہے ضعیفی ہے</text:span><text:span text:style-name="T3"><text:line-break/></text:span><text:span text:style-name="T3">میری نظروں سے دیکھ منظر کو</text:span><text:span text:style-name="T3"><text:line-break/></text:span><text:span text:style-name="T3">کیسے ہمشیر کو سنبھالوں گا</text:span><text:span text:style-name="T3"><text:line-break/></text:span><text:span text:style-name="T3">میں سنبھالے ہوئے ہوں اکبر کو</text:span><text:span text:style-name="T3"><text:line-break/></text:span><text:span text:style-name="T3">تیرا احسان ہوگا یہ مجھ پر</text:span></text:p>
              </table:table-cell>
              <table:table-cell>
                <text:p text:style-name="P2"><text:span text:style-name="T2">1</text:span></text:p>
              </table:table-cell>
              <table:table-cell>
                <text:p text:style-name="P2"><text:span text:style-name="T2">Naujawan laash hai zaeefi hai</text:span><text:span text:style-name="T2"><text:line-break/></text:span><text:span text:style-name="T2">Meri nazron se dekh manzar ko</text:span><text:span text:style-name="T2"><text:line-break/></text:span><text:span text:style-name="T2">Kaise hamsheer ko sambhalunga</text:span><text:span text:style-name="T2"><text:line-break/></text:span><text:span text:style-name="T2">Mai sambhale hue hun Akbar ko</text:span><text:span text:style-name="T2"><text:line-break/></text:span><text:span text:style-name="T2">Tera ehsaan hoga ye mujh par</text:span></text:p>
              </table:table-cell>
            </table:table-row>
            <table:table-row table:style-name="ro2" table:default-cell-style-name="ce3">
              <table:table-cell table:style-name="ce6">
                <text:p text:style-name="P4"><text:span text:style-name="T3">اِس کے سینے سے کهہ کے نامِ علی</text:span><text:span text:style-name="T3"><text:line-break/></text:span><text:span text:style-name="T3">میں نے برچھی ابھی نکالی ہے</text:span><text:span text:style-name="T3"><text:line-break/></text:span><text:span text:style-name="T3">امتحاں دے چکی میری غربت</text:span><text:span text:style-name="T3"><text:line-break/></text:span><text:span text:style-name="T3">اب تیری بےکسی کی باری ہے</text:span><text:span text:style-name="T3"><text:line-break/></text:span><text:span text:style-name="T3">تُوبھی اِس وقت یاعلی کہہ کر</text:span></text:p>
              </table:table-cell>
              <table:table-cell>
                <text:p text:style-name="P2"><text:span text:style-name="T2">2</text:span></text:p>
              </table:table-cell>
              <table:table-cell>
                <text:p text:style-name="P2"><text:span text:style-name="T2">Iske seene se kehke naam-e-Ali</text:span><text:span text:style-name="T2"><text:line-break/></text:span><text:span text:style-name="T2">Maine barchi abhi nikaali hai</text:span><text:span text:style-name="T2"><text:line-break/></text:span><text:span text:style-name="T2">Imtehan de chuki meri ghurbat</text:span><text:span text:style-name="T2"><text:line-break/></text:span><text:span text:style-name="T2">Ab teri bekasi ki baari hai</text:span><text:span text:style-name="T2"><text:line-break/></text:span><text:span text:style-name="T2">Tu bhi is waqt ya Ali keh kar</text:span></text:p>
              </table:table-cell>
            </table:table-row>
            <table:table-row table:style-name="ro2" table:default-cell-style-name="ce3">
              <table:table-cell table:style-name="ce6">
                <text:p text:style-name="P4"><text:span text:style-name="T3">دو نگینے تھے اِسکی جھولی میں</text:span><text:span text:style-name="T3"><text:line-break/></text:span><text:span text:style-name="T3">دونوں اکبر پہ کر دئیے صدقہ</text:span><text:span text:style-name="T3"><text:line-break/></text:span><text:span text:style-name="T3">صبر ایسا کہ اپنے بیٹوں پر</text:span><text:span text:style-name="T3"><text:line-break/></text:span><text:span text:style-name="T3">میں نے روتے اِسے نہیں دیکھا</text:span><text:span text:style-name="T3"><text:line-break/></text:span><text:span text:style-name="T3">ہے مگر اب یہ لاشئه اکبر</text:span></text:p>
              </table:table-cell>
              <table:table-cell>
                <text:p text:style-name="P2"><text:span text:style-name="T2">3</text:span></text:p>
              </table:table-cell>
              <table:table-cell>
                <text:p text:style-name="P2"><text:span text:style-name="T2">Do nageene thay iski jholi may</text:span><text:span text:style-name="T2"><text:line-break/></text:span><text:span text:style-name="T2">Dono Akbar pe kar diye sadqa</text:span><text:span text:style-name="T2"><text:line-break/></text:span><text:span text:style-name="T2">Sabr aisa ke apne beton par</text:span><text:span text:style-name="T2"><text:line-break/></text:span><text:span text:style-name="T2">Maine rote isay nahi dekha</text:span><text:span text:style-name="T2"><text:line-break/></text:span><text:span text:style-name="T2">Hai magar ab ye lasha e Akbar</text:span></text:p>
              </table:table-cell>
            </table:table-row>
            <table:table-row table:style-name="ro2" table:default-cell-style-name="ce3">
              <table:table-cell table:style-name="ce6">
                <text:p text:style-name="P4"><text:span text:style-name="T3">روک رکھا ہے اپنے اشکوں کو</text:span><text:span text:style-name="T3"><text:line-break/></text:span><text:span text:style-name="T3">سب سے چھپ چھپ کے آہیں بھرتی ہے</text:span><text:span text:style-name="T3"><text:line-break/></text:span><text:span text:style-name="T3">میں سمجھتا ہوں مادرِ اکبر</text:span><text:span text:style-name="T3"><text:line-break/></text:span><text:span text:style-name="T3">تیری ممتا پہ جو گزرتی ہے</text:span><text:span text:style-name="T3"><text:line-break/></text:span><text:span text:style-name="T3">رکھ کے اپنے کلیجے پر پتھر</text:span></text:p>
              </table:table-cell>
              <table:table-cell>
                <text:p text:style-name="P2"><text:span text:style-name="T2">4</text:span></text:p>
              </table:table-cell>
              <table:table-cell>
                <text:p text:style-name="P2"><text:span text:style-name="T2">Rok rakha hai apne ashkon ko</text:span><text:span text:style-name="T2"><text:line-break/></text:span><text:span text:style-name="T2">Sab se chhup chhup ke aahen bharti hai</text:span><text:span text:style-name="T2"><text:line-break/></text:span><text:span text:style-name="T2">Main samajhta hun maadar e Akbar</text:span><text:span text:style-name="T2"><text:line-break/></text:span><text:span text:style-name="T2">Teri mamta pe jo guzarti hai</text:span><text:span text:style-name="T2"><text:line-break/></text:span><text:span text:style-name="T2">Rakh ke apne kaleje par pathar</text:span></text:p>
              </table:table-cell>
            </table:table-row>
            <table:table-row table:style-name="ro2" table:default-cell-style-name="ce3">
              <table:table-cell table:style-name="ce6">
                <text:p text:style-name="P4"><text:span text:style-name="T3">کیسے لاشِ جواں اُٹھائے ہوں</text:span><text:span text:style-name="T3"><text:line-break/></text:span><text:span text:style-name="T3">ایڑیاں خط بناتی آتی ہیں</text:span><text:span text:style-name="T3"><text:line-break/></text:span><text:span text:style-name="T3">اِن نشانوں کو پیچھے پیچھے میرے</text:span><text:span text:style-name="T3"><text:line-break/></text:span><text:span text:style-name="T3">اماں زہرا مٹاتی آتی ہیں</text:span><text:span text:style-name="T3"><text:line-break/></text:span><text:span text:style-name="T3">اُس کی نظریں نہ دیکھیں یہ منظر</text:span></text:p>
              </table:table-cell>
              <table:table-cell>
                <text:p text:style-name="P2"><text:span text:style-name="T2">5</text:span></text:p>
              </table:table-cell>
              <table:table-cell>
                <text:p text:style-name="P2"><text:span text:style-name="T2">Kaise laash-e-jawan uthaye hun</text:span><text:span text:style-name="T2"><text:line-break/></text:span><text:span text:style-name="T2">Aeriyan khat banati aati hai</text:span><text:span text:style-name="T2"><text:line-break/></text:span><text:span text:style-name="T2">In nishano ko peeche peeche mere</text:span><text:span text:style-name="T2"><text:line-break/></text:span><text:span text:style-name="T2">Amma Zehra mitati aati hai</text:span><text:span text:style-name="T2"><text:line-break/></text:span><text:span text:style-name="T2">Uski nazrein na dekhein ye manzar</text:span></text:p>
              </table:table-cell>
            </table:table-row>
            <table:table-row table:style-name="ro2" table:default-cell-style-name="ce3">
              <table:table-cell table:style-name="ce6">
                <text:p text:style-name="P4"><text:span text:style-name="T3">اے تکلم وہ شام و کوفہ کا</text:span><text:span text:style-name="T3"><text:line-break/></text:span><text:span text:style-name="T3">طے ہوا ہوگا اِس طرح سے سفر</text:span><text:span text:style-name="T3"><text:line-break/></text:span><text:span text:style-name="T3">اماں زینب سنبھالنا ماں کو</text:span><text:span text:style-name="T3"><text:line-break/></text:span><text:span text:style-name="T3">کہتے ہونگے سناں سے یہ اکبر</text:span><text:span text:style-name="T3"><text:line-break/></text:span><text:span text:style-name="T3">اورہوگا حسین کے لب پر</text:span></text:p>
              </table:table-cell>
              <table:table-cell>
                <text:p text:style-name="P2"><text:span text:style-name="T2">6</text:span></text:p>
              </table:table-cell>
              <table:table-cell>
                <text:p text:style-name="P2"><text:span text:style-name="T2">Ay takallum wo shaam o kufa ka</text:span><text:span text:style-name="T2"><text:line-break/></text:span><text:span text:style-name="T2">Tay hua hoga is tarah se safar</text:span><text:span text:style-name="T2"><text:line-break/></text:span><text:span text:style-name="T2">Amma Zainab sambhaalna maa ko</text:span><text:span text:style-name="T2"><text:line-break/></text:span><text:span text:style-name="T2">Kehtay hongay sina say yeh Akbar</text:span><text:span text:style-name="T2"><text:line-break/></text:span><text:span text:style-name="T2">Aur hoga Hussain ke lab par</text:span></text:p>
              </table:table-cell>
            </table:table-row>
          </table:table>
          <draw:image xlink:href="Pictures/TablePreview1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lvi Nastaleeq" svg:font-family="'Alvi Nastaleeq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Segoe UI" style:font-size-asian="24pt" style:language-asian="zh" style:country-asian="CN" style:font-name-complex="Tahoma1" style:font-size-complex="24pt" style:language-complex="ar" style:country-complex="SA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Tahoma1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lack-with-border" style:family="table-cell" style:parent-style-name="default">
      <loext:graphic-properties draw:fill="solid" draw:fill-color="#000000"/>
      <style:paragraph-properties fo:border="0.28pt solid #666666"/>
      <style:text-properties fo:color="#ffffff" loext:opacity="100%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Tahoma1" style:font-family-complex="Tahoma" style:font-family-generic-complex="system" style:font-pitch-complex="variable" style:font-size-complex="18pt"/>
    </style:style>
    <style:style style:name="gray-with-border" style:family="table-cell" style:parent-style-name="default">
      <loext:graphic-properties draw:fill="solid" draw:fill-color="#cccccc"/>
      <style:paragraph-properties fo:border="0.28pt solid #666666"/>
    </style:style>
    <style:style style:name="white-with-border" style:family="table-cell" style:parent-style-name="default">
      <loext:graphic-properties draw:fill="solid" draw:fill-color="#ffffff"/>
      <style:paragraph-properties fo:border="0.28pt solid #666666"/>
    </style:style>
    <table:table-template table:name="black-gray">
      <table:first-row table:style-name="black-with-border"/>
      <table:last-row table:style-name="black-with-border"/>
      <table:first-column table:style-name="black-with-border"/>
      <table:last-column table:style-name="black-with-border"/>
      <table:body table:style-name="white-with-border"/>
      <table:odd-rows table:style-name="gray-with-border"/>
      <table:odd-columns table:style-name="gray-with-border"/>
    </table:table-template>
  </office:styles>
  <office:automatic-styles>
    <style:page-layout style:name="PM0">
      <style:page-layout-properties fo:margin-top="0cm" fo:margin-bottom="0cm" fo:margin-left="0cm" fo:margin-right="0cm" fo:page-width="193.89cm" fo:page-height="322.7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06-13T04:50:02.762387600</meta:creation-date>
    <dc:date>2025-06-21T12:19:52.383805300</dc:date>
    <meta:editing-duration>PT58M30S</meta:editing-duration>
    <meta:editing-cycles>17</meta:editing-cycles>
    <meta:generator>LibreOffice/25.2.4.3$Windows_X86_64 LibreOffice_project/33e196637044ead23f5c3226cde09b47731f7e27</meta:generator>
    <meta:document-statistic meta:object-count="1"/>
  </office:meta>
</office:document-meta>
</file>